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Voici les compétences couvertes en stage par mes projets 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Compétence couverte<text:s/><text:span text:style-name="T11">totalement</text:span><text:s/>ou<text:s/><text:span text:style-name="T12">partiellement</text:span></text:p>
          </table:table-cell>
          <table:table-cell table:style-name="TableCell13">
            <text:p text:style-name="P14">Compétence non couverte</text:p>
          </table:table-cell>
        </table:table-row>
        <table:table-row table:style-name="TableRow15">
          <table:table-cell table:style-name="TableCell16">
            <text:p text:style-name="P17">Maquetter une application</text:p>
          </table:table-cell>
          <table:table-cell table:style-name="TableCell18">
            <text:p text:style-name="P19">X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Développer une interface utilisateur de type desktop</text:p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Développer des composants d’accès aux données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Développer la partie<text:s/>front-end d’une interface utilisateur web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Développer la partie back-end d’une interface utilisateur web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Concevoir une base de données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Mettre en place une base de données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Développer des composants dans le langage d’une base de données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Collaborer à la gestion d’un projet informatique et à l’organisation de l’environnement de développement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Concevoir une application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Développer des composants métiers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Construire une application organisée en couches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Développer une<text:s/>application mobile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Préparer et exécuter les plans de tests d’une application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Préparer et exécuter le déploiement d’une application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RY Sophie</meta:initial-creator>
    <dc:creator>THIRY Sophie</dc:creator>
    <meta:creation-date>2020-11-06T08:11:00Z</meta:creation-date>
    <dc:date>2020-11-06T08:18:00Z</dc:date>
    <meta:template xlink:href="Normal" xlink:type="simple"/>
    <meta:editing-cycles>3</meta:editing-cycles>
    <meta:editing-duration>PT60S</meta:editing-duration>
    <meta:document-statistic meta:page-count="1" meta:paragraph-count="1" meta:word-count="141" meta:character-count="918" meta:row-count="6" meta:non-whitespace-character-count="778"/>
  </office:meta>
</office:document-meta>
</file>